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6" style:family="paragraph" style:parent-style-name="Standard" style:master-page-name="">
      <style:paragraph-properties fo:margin-left="0.002in" fo:margin-right="0.002in" fo:margin-top="0.0402in" fo:margin-bottom="0.0402in" fo:line-height="0.25in" fo:text-align="justify" style:justify-single-word="false" fo:text-indent="0.6425in" style:auto-text-indent="false" style:page-number="auto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-0.05in" fo:margin-right="0.002in" fo:margin-top="0.0402in" fo:margin-bottom="0.0402in" fo:line-height="0.25in" fo:text-align="justify" style:justify-single-word="false" fo:text-indent="0.6945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8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0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1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12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13" style:family="paragraph" style:parent-style-name="Frame_20_contents">
      <style:paragraph-properties fo:margin-top="0.0402in" fo:margin-bottom="0.0402in" fo:line-height="0.25in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T4" style:family="text">
      <style:text-properties style:text-underline-style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0">
      <number:day/>
      <number:text> of </number:text>
      <number:month number:style="long" number:textual="true"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sRegistered"/>
        <text:user-field-decl office:value-type="string" office:string-value="" text:name="degreeDescription"/>
        <text:user-field-decl office:value-type="string" office:string-value="" text:name="idDocType"/>
        <text:user-field-decl office:value-type="string" office:string-value="" text:name="hasPrice"/>
        <text:user-field-decl office:value-type="string" office:string-value="" text:name="institutionNameCaps"/>
        <text:user-field-decl office:value-type="string" office:string-value="" text:name="administrativeOfficeNameCaps"/>
      </text:user-field-decls>
      <draw:frame draw:style-name="fr1" draw:name="FrameOneTop" text:anchor-type="page" text:anchor-page-number="1" svg:x="0.8598in" svg:y="3.5402in" svg:width="6.5673in" draw:z-index="0">
        <draw:text-box fo:min-height="2.5209in">
          <text:p text:style-name="P6"><text:user-field-get text:name="administrativeOfficeCoordinator"/>, Coord<text:span text:style-name="T4">inator of </text:span><text:span text:style-name="T4"><text:user-field-get text:name="administrativeOfficeNameCaps"/></text:span><text:span text:style-name="T4"> of </text:span><text:span text:style-name="T4"><text:user-field-get text:name="institutionNameCaps"/></text:span><text:span text:style-name="T4">, </text:span><text:span text:style-name="T4"><text:user-field-get text:name="universityName"/></text:span></text:p>
          <text:p text:style-name="P7">CERTIFIES that,</text:p>
          <text:p text:style-name="P8"><text:user-field-get text:name="fullName"/> </text:p>
          <text:p text:style-name="P9">with <text:user-field-get text:name="idDocType"/> Num. <text:user-field-get text:name="idDocNumber"/> </text:p>
          <text:p text:style-name="P9"><text:hidden-paragraph text:condition="ooow:parishOfBirth NEQ districtSubdivisionOfBirth"/>native of <text:user-field-get text:name="parishOfBirth"/></text:p>
          <text:p text:style-name="P9"><text:hidden-paragraph text:condition="ooow:parishOfBirth EQ districtSubdivisionOfBirth" text:is-hidden="true"/>native of <text:user-field-get text:name="parishOfBirth"/>, <text:user-field-get text:name="districtSubdivisionOfBirth"/> </text:p>
          <text:p text:style-name="P9">and of <text:user-field-get text:name="nationality"/> nationality </text:p>
          <text:p text:style-name="P9"><text:conditional-text text:condition="ooow:isRegistered EQ &quot;true&quot;" text:string-value-if-true="is" text:string-value-if-false="was" text:current-value="true">was</text:conditional-text> REGISTERED during the execution year of <text:user-field-get text:name="schoolYear"/> in the <text:user-field-get text:name="degreeDescription"/>.</text:p>
        </draw:text-box>
      </draw:frame>
      <draw:frame draw:style-name="fr2" draw:name="FrameTwo" text:anchor-type="page" text:anchor-page-number="1" svg:x="0.8598in" svg:y="7.8in" svg:width="6.5673in" draw:z-index="1">
        <draw:text-box fo:min-height="0.311in">
          <text:p text:style-name="P10"><text:s text:c="36"/></text:p>
          <text:p text:style-name="P11"><text:user-field-get text:name="administrativeOfficeCoordinator"/></text:p>
          <text:p text:style-name="P11">Coordinator of <text:user-field-get text:name="administrativeOfficeName"/></text:p>
          <text:p text:style-name="P12"/>
          <text:p text:style-name="P12"><text:user-field-get text:name="institutionName"/>, Lisboa, on the <text:date style:data-style-name="N120" text:date-value="2014-04-17T21:52:14.99">17 of April, 2014</text:date></text:p>
          <text:p text:style-name="P13"/>
        </draw:text-box>
      </draw:frame>
      <text:p text:style-name="Standard"/>
      <text:p text:style-name="Standard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1514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0.7118in"/>
    </style:style>
    <style:style style:name="Table1.D" style:family="table-column">
      <style:table-column-properties style:column-width="1.6056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MT3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Student</text:span><text:span text:style-name="MT1"> </text:span><text:span text:style-name="MT1">No</text:span><text:span text:style-name="MT1">. </text:span><text:span text:style-name="MT1"><text:user-field-get style:data-style-name="N5001" text:name="studentNumber"/></text:span></text:p>
              <text:p text:style-name="MP2"><text:span text:style-name="MT1">Reg</text:span><text:span text:style-name="MT1">ister No</text:span><text:span text:style-name="MT1">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red by</text:span><text:span text:style-name="MT2">:</text:span><text:span text:style-name="MT3"> <text:s text:c="31"/></text:span><text:span text:style-name="MT2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Printing...</text:p>
                <text:p text:style-name="MP4">Cert. Iss..</text:p>
                <text:p text:style-name="MP4">Fast Deliv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4">Page <text:page-number text:select-page="current"/> of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3:36</meta:creation-date>
    <meta:editing-duration>PT2H17M47S</meta:editing-duration>
    <meta:editing-cycles>14</meta:editing-cycles>
    <meta:generator>LibreOffice/3.5$Linux_X86_64 LibreOffice_project/350m1$Build-2</meta:generator>
    <dc:date>2014-04-17T21:52:14</dc:date>
    <meta:document-statistic meta:table-count="1" meta:image-count="0" meta:object-count="0" meta:page-count="1" meta:paragraph-count="23" meta:word-count="54" meta:character-count="380" meta:non-whitespace-character-count="235"/>
  </office:meta>
</office:document-meta>
</file>